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3b8" officeooo:paragraph-rsid="001433b8"/>
    </style:style>
    <style:style style:name="P2" style:family="paragraph" style:parent-style-name="Standard">
      <style:text-properties officeooo:rsid="001433b8" officeooo:paragraph-rsid="00155ff6"/>
    </style:style>
    <style:style style:name="P3" style:family="paragraph" style:parent-style-name="Standard">
      <style:text-properties officeooo:rsid="00155ff6" officeooo:paragraph-rsid="00155ff6"/>
    </style:style>
    <style:style style:name="P4" style:family="paragraph" style:parent-style-name="Standard">
      <style:text-properties officeooo:rsid="00155ff6" officeooo:paragraph-rsid="00155f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5ff6"/>
    </style:style>
    <style:style style:name="T3" style:family="text">
      <style:text-properties fo:color="#000099"/>
    </style:style>
    <style:style style:name="T4" style:family="text">
      <style:text-properties fo:color="#000099" fo:font-weight="bold" style:font-weight-asian="bold" style:font-weight-complex="bold"/>
    </style:style>
    <style:style style:name="T5" style:family="text">
      <style:text-properties fo:color="#000099" officeooo:rsid="00155ff6"/>
    </style:style>
    <style:style style:name="T6" style:family="text">
      <style:text-properties fo:color="#990099"/>
    </style:style>
    <style:style style:name="T7" style:family="text">
      <style:text-properties fo:color="#990099" officeooo:rsid="00155ff6"/>
    </style:style>
    <style:style style:name="T8" style:family="text">
      <style:text-properties fo:color="#ff0066"/>
    </style:style>
    <style:style style:name="T9" style:family="text">
      <style:text-properties fo:color="#ff0066" officeooo:rsid="00155ff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990000"/>
    </style:style>
    <style:style style:name="T12" style:family="text">
      <style:text-properties fo:color="#990000" officeooo:rsid="00155ff6"/>
    </style:style>
    <style:style style:name="T13" style:family="text">
      <style:text-properties fo:color="#007826"/>
    </style:style>
    <style:style style:name="T14" style:family="text">
      <style:text-properties officeooo:rsid="00173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python, functions such as print and raw_input() were already defined within the standard library (referred to as <text:span text:style-name="T4">namespace </text:span><text:span text:style-name="T10">std</text:span> in C++), so you didn't have to import anything to use them. However, in order to read and print input and output to and from the command line in C++, you have to import libraries. The way to do this is with #include.</text:p>
      <text:p text:style-name="P1"/>
      <text:p text:style-name="P1"><text:tab/><text:span text:style-name="T6">#include</text:span> <text:span text:style-name="T8">&lt;iomanip&gt;</text:span></text:p>
      <text:p text:style-name="P1"><text:tab/><text:span text:style-name="T6">#include</text:span> <text:span text:style-name="T8">&lt;iostream&gt;</text:span></text:p>
      <text:p text:style-name="P1"/>
      <text:p text:style-name="P1">Even handlers for strings have to be included in order to manipulate them in any way.</text:p>
      <text:p text:style-name="P1"/>
      <text:p text:style-name="P1"><text:tab/><text:span text:style-name="T6">#include</text:span> <text:span text:style-name="T8">&lt;string&gt;</text:span></text:p>
      <text:p text:style-name="P1"/>
      <text:p text:style-name="P1">As mentioned above, the reason that you'll be starting all of your programs in this class with...</text:p>
      <text:p text:style-name="P1"/>
      <text:p text:style-name="P1"><text:tab/><text:span text:style-name="T3">using namespace</text:span> std;</text:p>
      <text:p text:style-name="P1"/>
      <text:p text:style-name="P1">...is because C++ doesn't automatically include much of anything. Importing libraries takes up a lot of memory, which slows down a program on large scales. This, however, doesn't mean that you can't use a function from a library without importing the entire thing.</text:p>
      <text:p text:style-name="P1"/>
      <text:p text:style-name="P1"><text:tab/><text:span text:style-name="T7">#include</text:span><text:span text:style-name="T2"> </text:span><text:span text:style-name="T9">&lt;iostream&gt;</text:span></text:p>
      <text:p text:style-name="P1"><text:tab/>int main() {</text:p>
      <text:p text:style-name="P1"><text:tab/><text:tab/><text:span text:style-name="T13">int</text:span> <text:span text:style-name="T2">x;<text:tab/><text:tab/><text:tab/><text:tab/></text:span><text:span text:style-name="T5">//I told you initializing without value could be useful!</text:span></text:p>
      <text:p text:style-name="P2"><text:tab/><text:tab/>std::<text:span text:style-name="T2">cin &gt;&gt; x;</text:span></text:p>
      <text:p text:style-name="P3"><text:tab/><text:tab/>std::cout &lt;&lt; x &lt;&lt; std::endl;<text:tab/><text:span text:style-name="T3">//One tip for remembering which direction the arrows point <text:tab/><text:tab/><text:tab/><text:tab/><text:tab/><text:tab/>// <text:s text:c="3"/>is that cin is putting something IN your variable (so the <text:tab/><text:tab/><text:tab/><text:tab/><text:tab/><text:tab/>// <text:s text:c="3"/>arrows point to it), while cout is pulling it OUT (so the <text:tab/><text:tab/><text:tab/><text:tab/><text:tab/><text:tab/>// <text:s text:c="3"/>arrows point away from it).</text:span></text:p>
      <text:p text:style-name="P1"><text:tab/><text:tab/><text:span text:style-name="T12">return</text:span><text:span text:style-name="T2"> 0;<text:tab/><text:tab/><text:tab/></text:span><text:span text:style-name="T5">// Always remember to return 0 at the end!</text:span></text:p>
      <text:p text:style-name="P1"><text:tab/>}</text:p>
      <text:p text:style-name="P1"/>
      <text:p text:style-name="P3">Or,</text:p>
      <text:p text:style-name="P3"><text:tab/><text:span text:style-name="T6">#include</text:span> <text:span text:style-name="T8">&lt;iostream&gt;</text:span></text:p>
      <text:p text:style-name="P3"><text:tab/><text:span text:style-name="T3">using namespace</text:span> std;</text:p>
      <text:p text:style-name="P3"><text:tab/>int main() {</text:p>
      <text:p text:style-name="P3"><text:tab/><text:tab/><text:span text:style-name="T13">int</text:span> x;</text:p>
      <text:p text:style-name="P3"><text:tab/><text:tab/>cin &gt;&gt; x;</text:p>
      <text:p text:style-name="P3"><text:tab/><text:tab/>cout &lt;&lt; x &lt;&lt; endl;</text:p>
      <text:p text:style-name="P3"><text:tab/><text:tab/><text:span text:style-name="T11">return</text:span> 0;</text:p>
      <text:p text:style-name="P3"><text:tab/>}</text:p>
      <text:p text:style-name="P3"/>
      <text:p text:style-name="P3">The difference is that you don't have to begin every call from that library with a reference to that library. Believe me when I say that it will eventually get really annoying if you have to write std:: before every cin, cout, and endl.</text:p>
      <text:p text:style-name="P3"/>
      <text:p text:style-name="P3">The python equivalent of the above would be...</text:p>
      <text:p text:style-name="P3"/>
      <text:p text:style-name="P3"><text:tab/>x = <text:span text:style-name="T3">int</text:span>(raw_input())</text:p>
      <text:p text:style-name="P3"><text:tab/><text:span text:style-name="T11">print</text:span> 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00:05:35.986362448</meta:creation-date>
    <dc:date>2015-01-25T13:08:04.184259645</dc:date>
    <meta:editing-duration>PT10M25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8" meta:word-count="303" meta:character-count="1734" meta:non-whitespace-character-count="1398"/>
  </office:meta>
</office:document-meta>
</file>